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DefiningException.ModelAndViewDefiningException( ModelAndView modelAnd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DefiningException.get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